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3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 joueur s’affrontent sur un plateau en 2 dimensions.</text:p>
      <text:p text:style-name="P1">Chaque joueur possède un certain nombre d’unités décomposées en 3 classes :</text:p>
      <text:p text:style-name="P1">-Chevalier</text:p>
      <text:p text:style-name="P3">très résistant, lent, coups très puissant</text:p>
      <text:p text:style-name="P1">-Guerrier</text:p>
      <text:p text:style-name="P1"><text:tab/>moyennement résistant, rapide, coups puissant</text:p>
      <text:p text:style-name="P1">-Archer</text:p>
      <text:p text:style-name="P1"><text:tab/>peu résistant, moyennement rapide, coup moyen à distance</text:p>
      <text:p text:style-name="P1"/>
      <text:p text:style-name="P1">Au début de la partie les 2 joueurs placent chacun leur tour une unité de leur choix sur les csesa qui leur sont allouées. Une fois toutes leurs unités placées, le combat débute.</text:p>
      <text:p text:style-name="P1">Le combat se déroule en une succession de tours de jeu entre les différentes unités des 2 joueurs en fonction de leur rapidité. A son tour une unité peut se déplacer et attaquer selon une certaine porté de cases. La partie se finit lorsque toutes les unités adverses sont vaincu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0" meta:word-count="126" meta:character-count="757" meta:non-whitespace-character-count="638"/>
    <meta:generator>LibreOfficeDev/5.1.0.3$Linux_X86_64 LibreOffice_project/</meta:generator>
  </office:meta>
</office:document-meta>
</file>